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12.689cm"/>
    </style:style>
    <style:style style:name="co14" style:family="table-column">
      <style:table-column-properties fo:break-before="auto" style:column-width="9.476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766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12.617cm"/>
    </style:style>
    <style:style style:name="co26" style:family="table-column">
      <style:table-column-properties fo:break-before="auto" style:column-width="5.699cm"/>
    </style:style>
    <style:style style:name="co27" style:family="table-column">
      <style:table-column-properties fo:break-before="auto" style:column-width="9.894cm"/>
    </style:style>
    <style:style style:name="co28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8" style:family="table-cell" style:parent-style-name="Default" style:data-style-name="N109"/>
    <style:style style:name="ce13" style:family="table-cell" style:parent-style-name="Default" style:data-style-name="N53"/>
    <style:style style:name="ce14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/>
      <style:paragraph-properties fo:margin-left="0cm"/>
    </style:style>
    <style:style style:name="ce19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4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https://www.eventbrite.ca/e/waterloo-ward-7-councillor-and-mayoral-candidates-debate-tickets-440343147207</text:p>
          </table:table-cell>
          <table:table-cell office:value-type="string" calcext:value-type="string">
            <text:p>Note the date. We earlier published the incorrect date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office:value-type="string" calcext:value-type="string">
            <text:p>https://www.facebook.com/NewHamburgBoT/photos/a.596985583846022/1992614217616478/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/>
          <table:table-cell office:value-type="string" calcext:value-type="string">
            <text:p>Cancelled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" office:value-type="date" office:date-value="2022-10-01T09:00:00" calcext:value-type="date">
            <text:p>2022-10-01T09:00:00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3" office:value-type="date" office:date-value="2022-10-08T09:00:00" calcext:value-type="date">
            <text:p>2022-10-08T09:00:00</text:p>
          </table:table-cell>
          <table:table-cell table:style-name="ce13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3" office:value-type="date" office:date-value="2022-10-15T09:00:00" calcext:value-type="date">
            <text:p>2022-10-15T09:00:00</text:p>
          </table:table-cell>
          <table:table-cell table:style-name="ce13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table:style-name="ce13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10-15T13:00:00" calcext:value-type="date">
            <text:p>2022-10-15T13:00</text:p>
          </table:table-cell>
          <table:table-cell office:value-type="date" office:date-value="2022-10-15T15:00:00" calcext:value-type="date">
            <text:p>2022-10-15T15:00</text:p>
          </table:table-cell>
          <table:table-cell office:value-type="string" calcext:value-type="string">
            <text:p>WRDSB Pub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https://cherrypark.blogspot.com/2022/10/public-school-trustees-for-kitchener_9.html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16T13:00:00" calcext:value-type="date">
            <text:p>2022-10-16T13:00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string" calcext:value-type="string">
            <text:p>WCDSB Catho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https://cherrypark.blogspot.com/2022/10/catholic-school-trustees-for-kitchener.html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0-23T13:00:00" calcext:value-type="date">
            <text:p>2022-10-23T13:00</text:p>
          </table:table-cell>
          <table:table-cell office:value-type="date" office:date-value="2022-10-23T15:00:00" calcext:value-type="date">
            <text:p>2022-10-23T15:00</text:p>
          </table:table-cell>
          <table:table-cell office:value-type="string" calcext:value-type="string">
            <text:p>Regional Councillors Debate (Kitchener)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Kitchener</text:p>
          </table:table-cell>
          <table:table-cell office:value-type="string" calcext:value-type="string">
            <text:p>https://cherrypark.blogspot.com/2022/10/waterloo-regional-councilors-for.html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10-11T18:30:00" calcext:value-type="date">
            <text:p>2022-10-11T18:30</text:p>
          </table:table-cell>
          <table:table-cell office:value-type="date" office:date-value="2022-10-11T20:00:00" calcext:value-type="date">
            <text:p>2022-10-11T20:00</text:p>
          </table:table-cell>
          <table:table-cell office:value-type="string" calcext:value-type="string">
            <text:p>Elmira Lions Club Meet the Candidates Night</text:p>
          </table:table-cell>
          <table:table-cell office:value-type="string" calcext:value-type="string">
            <text:p>Elmira Lions Hall, 40 <text:s/>South Street West, Elmira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1, Woolwich-Ward-02</text:p>
          </table:table-cell>
          <table:table-cell table:number-columns-repeated="2"/>
          <table:table-cell office:value-type="string" calcext:value-type="string">
            <text:p>Send questions to jneeb05@hotmail.co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2-10-11T19:30:00" calcext:value-type="date">
            <text:p>2022-10-11T19:3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Beechwood Park Homes Association All-Candidates Meeting</text:p>
          </table:table-cell>
          <table:table-cell office:value-type="string" calcext:value-type="string">
            <text:p>Room 2202, Conrad Grebel College, University of Waterloo, 140 Westmount Rd North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6</text:p>
          </table:table-cell>
          <table:table-cell office:value-type="string" calcext:value-type="string">
            <text:p>https://www.facebook.com/BPHAInc/posts/pfbid02b7Fz49Kco8pnv69rTnVKbN4aE8fwL1ej5cpdHMwyYZWkfyQYnA7JswshaHCf8Dnzl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date" office:date-value="2022-10-16T17:00:00" calcext:value-type="date">
            <text:p>2022-10-16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2-10-19T15:00:00" calcext:value-type="date">
            <text:p>2022-10-19T15:00</text:p>
          </table:table-cell>
          <table:table-cell office:value-type="date" office:date-value="2022-10-19T17:00:00" calcext:value-type="date">
            <text:p>2022-10-19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2-10-17T18:30:00" calcext:value-type="date">
            <text:p>2022-10-17T18:30</text:p>
          </table:table-cell>
          <table:table-cell office:value-type="date" office:date-value="2022-10-17T20:00:00" calcext:value-type="date">
            <text:p>2022-10-17T20:00</text:p>
          </table:table-cell>
          <table:table-cell office:value-type="string" calcext:value-type="string">
            <text:p>Unsheltered Campaign Election Town Hall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lias-All-Regional</text:p>
          </table:table-cell>
          <table:table-cell office:value-type="string" calcext:value-type="string">
            <text:p>https://www.eventbrite.com/e/unsheltered-campaign-election-town-hall-tickets-441376969397</text:p>
          </table:table-cell>
          <table:table-cell office:value-type="string" calcext:value-type="string">
            <text:p>Waterloo Region Municipal election candidates and voters are invited to this hour-long virtual Town Hall focused on housing and homelessness</text:p>
          </table:table-cell>
          <table:table-cell/>
        </table:table-row>
        <table:table-row table:style-name="ro1" table:number-rows-repeated="104853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dia" table:style-name="ta1">
        <office:forms form:automatic-focus="false" form:apply-design-mode="false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<text:a xlink:href="https://www.therecord.com/local-waterloo/news/municipal-election/2022/09/23/waterloo-votes-chantal-huinink-region-of-waterloo-council-candidate.html" xlink:type="simple">https://www.therecord.com/local-waterloo/news/municipal-election/2022/09/23/waterloo-votes-chantal-huinink-region-of-waterloo-council-candidate.html</text:a>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 and OK2BME</text:p>
          </table:table-cell>
          <table:table-cell office:value-type="string" calcext:value-type="string">
            <text:p>Alias-Everything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<text:a xlink:href="https://www.therecord.com/local-cambridge/news/municipal-election/2022/09/23/cambridge-votes-crystal-whetham-regional-council-candidate.html" xlink:type="simple">https://www.therecord.com/local-cambridge/news/municipal-election/2022/09/23/cambridge-votes-crystal-whetham-regional-council-candidate.html</text:a>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QuENRSbhKLw</text:p>
          </table:table-cell>
          <table:table-cell office:value-type="string" calcext:value-type="string">
            <text:p>Uptown Neighborhood Regional Waterloo Councilor Debates 2022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https://globalnews.ca/news/9165329/2022-ontario-municipal-election-waterloo-ward-3-candidates/</text:p>
          </table:table-cell>
          <table:table-cell office:value-type="string" calcext:value-type="string">
            <text:p>2022 Ontario municipal election: Meet the Waterloo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dysee.com/@CanadaPoli:f/video1555558813:8?s=35</text:p>
          </table:table-cell>
          <table:table-cell office:value-type="string" calcext:value-type="string">
            <text:p>Ahmed Kassad - Speaking Moistly - School Board Trustee Series</text:p>
          </table:table-cell>
          <table:table-cell office:value-type="string" calcext:value-type="string">
            <text:p>CanadaPoli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2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1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7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7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4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8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bridgetoday.ca/around-ontario/beyond-local-municipal-election-date-clashes-with-diwali-festival-5892778</text:p>
          </table:table-cell>
          <table:table-cell office:value-type="string" calcext:value-type="string">
            <text:p>BEYOND LOCAL: Municipal election date clashes with Diwali festiv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wilmot-mayoral-candidates-municipal-election-2022-1.6601916</text:p>
          </table:table-cell>
          <table:table-cell office:value-type="string" calcext:value-type="string">
            <text:p>Wilmot mayoral candidates on how they'd address housing, climate change and racism in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string" calcext:value-type="string">
            <text:p>https://www.therecord.com/news/waterloo-region/2022/09/29/housing-tops-the-list-of-issues-for-waterloo-candidates-running-for-regional-council.html</text:p>
          </table:table-cell>
          <table:table-cell office:value-type="string" calcext:value-type="string">
            <text:p>Housing tops the list of issues for Waterloo candidates running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therecord.com/new_hamburg_independent/news/municipal-election/2022/10/03/wilmot-township-will-elect-a-female-mayor-for-the-first-time-this-municipal-election.htm</text:p>
          </table:table-cell>
          <table:table-cell office:value-type="string" calcext:value-type="string">
            <text:p>Wilmot Township will elect a female mayor for the first time this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ambridgetoday.ca/local-news/2slgbtq-month-a-time-for-celebration-and-action-in-cambridge-5901296</text:p>
          </table:table-cell>
          <table:table-cell office:value-type="string" calcext:value-type="string">
            <text:p>2SLGBTQ+ month a time for celebration and action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bc.ca/news/canada/kitchener-waterloo/cambridge-mayoral-candidates-municipal-election-2022-1.6604497</text:p>
          </table:table-cell>
          <table:table-cell office:value-type="string" calcext:value-type="string">
            <text:p>Opioid crisis a top concern, but Cambridge mayoral candidates offer different views on solutio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csb-waterloo-catholic-district-school-board</text:p>
          </table:table-cell>
          <table:table-cell office:value-type="string" calcext:value-type="string">
            <text:p>Vote Against Woke Endorsements (WC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psb-waterloo-region-district-school-board</text:p>
          </table:table-cell>
          <table:table-cell office:value-type="string" calcext:value-type="string">
            <text:p>Vote Against Woke Endorsements (WR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zcJhaxU4qQU</text:p>
          </table:table-cell>
          <table:table-cell office:value-type="string" calcext:value-type="string">
            <text:p>PART 2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CuQGmF2O2Dw</text:p>
          </table:table-cell>
          <table:table-cell office:value-type="string" calcext:value-type="string">
            <text:p>PART 1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itynews.ca/local-news/wrdsb-weaponizing-code-of-conduct-to-quiet-criticism-trustee-5907572</text:p>
          </table:table-cell>
          <table:table-cell office:value-type="string" calcext:value-type="string">
            <text:p>WRDSB 'weaponizing' code of conduct to quiet criticism: Truste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old.reddit.com/r/waterloo/comments/xuztxd/who_should_i_vote_for_in_the_city_of_waterloo/</text:p>
          </table:table-cell>
          <table:table-cell office:value-type="string" calcext:value-type="string">
            <text:p>Who should I vote for in the City of Waterloo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CityWaterloo, 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cbc.ca/news/canada/kitchener-waterloo/woolwich-township-mayor-candidates-municipal-election-2022-1.6605841</text:p>
          </table:table-cell>
          <table:table-cell office:value-type="string" calcext:value-type="string">
            <text:p>Future of housing, transit top of mind for Woolwich Township mayoral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globalnews.ca/news/9172207/2022-ontario-municipal-election-cambridge-ward-1-council-candidates/</text:p>
          </table:table-cell>
          <table:table-cell office:value-type="string" calcext:value-type="string">
            <text:p>2022 Ontario municipal election: Meet the Cambridge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globalnews.ca/news/9175351/2022-ontario-municipal-election-kitchener-ward-5-council-candidates-2/</text:p>
          </table:table-cell>
          <table:table-cell office:value-type="string" calcext:value-type="string">
            <text:p>2022 Ontario municipal election: Meet the Kitchener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globalnews.ca/news/9175629/2022-ontario-municipal-election-waterloo-ward-6-council-candidates/</text:p>
          </table:table-cell>
          <table:table-cell office:value-type="string" calcext:value-type="string">
            <text:p>2022 Ontario municipal election: Meet the Waterloo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3-candidates-1.6096201</text:p>
          </table:table-cell>
          <table:table-cell office:value-type="string" calcext:value-type="string">
            <text:p>Meet the Kitchener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4-candidates-1.6096203</text:p>
          </table:table-cell>
          <table:table-cell office:value-type="string" calcext:value-type="string">
            <text:p>Meet the Kitchener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2-candidates-1.6096190</text:p>
          </table:table-cell>
          <table:table-cell office:value-type="string" calcext:value-type="string">
            <text:p>Meet the Kitchener Ward 2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6-candidates-1.6096205</text:p>
          </table:table-cell>
          <table:table-cell office:value-type="string" calcext:value-type="string">
            <text:p>Meet the Kitchener Ward 6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8-candidates-1.6096210</text:p>
          </table:table-cell>
          <table:table-cell office:value-type="string" calcext:value-type="string">
            <text:p>Meet the Kitchener Ward 8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video?clipId=2534877</text:p>
          </table:table-cell>
          <table:table-cell office:value-type="string" calcext:value-type="string">
            <text:p>New campaign sign rules in Region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9-candidates-1.6096212</text:p>
          </table:table-cell>
          <table:table-cell office:value-type="string" calcext:value-type="string">
            <text:p>Meet the Kitchener Ward 9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wrdsb-trustee-candidate-passes-away-1.6098038</text:p>
          </table:table-cell>
          <table:table-cell office:value-type="string" calcext:value-type="string">
            <text:p>WRDSB trustee candidate passes away (Mark Fraser)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woolwich.ca/Modules/News/index.aspx?newsId=3c42e567-4c33-4407-b1d6-ad46e668da1e</text:p>
          </table:table-cell>
          <table:table-cell office:value-type="string" calcext:value-type="string">
            <text:p>Sudden passing of Waterloo Region District School Board (WRDSB) Trustee candidate Mark Fraser</text:p>
          </table:table-cell>
          <table:table-cell office:value-type="string" calcext:value-type="string">
            <text:p>Township of Woolwich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7-candidates-1.6097289</text:p>
          </table:table-cell>
          <table:table-cell office:value-type="string" calcext:value-type="string">
            <text:p>Meet the Waterloo Ward 7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5-candidates-1.6097249</text:p>
          </table:table-cell>
          <table:table-cell office:value-type="string" calcext:value-type="string">
            <text:p>Meet the Waterloo Ward 5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old.reddit.com/r/kitchener/comments/xvy44r/so_who_are_we_all_voting_for_kitchener_council/</text:p>
          </table:table-cell>
          <table:table-cell office:value-type="string" calcext:value-type="string">
            <text:p>So, who are we all voting for Kitchener Council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3-candidates-1.6097231</text:p>
          </table:table-cell>
          <table:table-cell office:value-type="string" calcext:value-type="string">
            <text:p>Meet the Waterloo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6-candidates-1.6097267</text:p>
          </table:table-cell>
          <table:table-cell office:value-type="string" calcext:value-type="string">
            <text:p>Meet the Waterloo Ward 6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2-candidates-1.6097222</text:p>
          </table:table-cell>
          <table:table-cell office:value-type="string" calcext:value-type="string">
            <text:p>Meet the Waterloo Ward 2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4-candidates-1.6097238</text:p>
          </table:table-cell>
          <table:table-cell office:value-type="string" calcext:value-type="string">
            <text:p>Meet the Waterloo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7-candidates-1.6096208</text:p>
          </table:table-cell>
          <table:table-cell office:value-type="string" calcext:value-type="string">
            <text:p>Meet the Kitchener Ward 7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10-candidates-1.6096217</text:p>
          </table:table-cell>
          <table:table-cell office:value-type="string" calcext:value-type="string">
            <text:p>Meet the Kitchener Ward 10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city-of-kitchener-candidates-for-council-1.6095812</text:p>
          </table:table-cell>
          <table:table-cell office:value-type="string" calcext:value-type="string">
            <text:p>Meet the Kitchener Ward 1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ambridgetoday.ca/2022-municipal-election-news/online-voting-for-municipal-election-set-to-begin-this-week-5909061</text:p>
          </table:table-cell>
          <table:table-cell office:value-type="string" calcext:value-type="string">
            <text:p>Online voting for municipal election set to begin this week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newhamburgindependent.ca/news-story/10735534-waterloo-region-votes-ric-sanderson-conseil-scolaire-catholique-monavenir-trustee-candidate/</text:p>
          </table:table-cell>
          <table:table-cell office:value-type="string" calcext:value-type="string">
            <text:p>WATERLOO REGION VOTES: Éric Sanderson, Conseil Scolaire Catholique MonAvenir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bdDf9HDAs</text:p>
          </table:table-cell>
          <table:table-cell office:value-type="string" calcext:value-type="string">
            <text:p>The Local Campaign: Councillor Candidate Q&amp;A - Kitchener Ward 5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xxOOp8yT8</text:p>
          </table:table-cell>
          <table:table-cell office:value-type="string" calcext:value-type="string">
            <text:p>The Local Campaign: Councillor Candidate Q&amp;A - Kitchener Ward 4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wDPJHgnqxI</text:p>
          </table:table-cell>
          <table:table-cell office:value-type="string" calcext:value-type="string">
            <text:p>The Local Campaign: Councillor Candidate Q&amp;A - Kitchener Ward 1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dYAZpE1Wcdk</text:p>
          </table:table-cell>
          <table:table-cell office:value-type="string" calcext:value-type="string">
            <text:p>The Local Campaign: Councillor Candidate Q&amp;A - Kitchener Ward 6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6680lco69Ig</text:p>
          </table:table-cell>
          <table:table-cell office:value-type="string" calcext:value-type="string">
            <text:p>The Local Campaign: Councillor Candidate Q&amp;A - Kitchener Ward 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5LtiQBF-XnE</text:p>
          </table:table-cell>
          <table:table-cell office:value-type="string" calcext:value-type="string">
            <text:p>The Local Campaign: Councillor Candidate Q&amp;A - Kitchener Ward 3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8aEjEsn2Wyg</text:p>
          </table:table-cell>
          <table:table-cell office:value-type="string" calcext:value-type="string">
            <text:p>The Local Campaign: Councillor Candidate Q&amp;A - Kitchener Ward 10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mZzn-R-EYU8</text:p>
          </table:table-cell>
          <table:table-cell office:value-type="string" calcext:value-type="string">
            <text:p>The Local Campaign: Councillor Candidate Q&amp;A - Kitchener Ward 7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7EPR1TkAamM</text:p>
          </table:table-cell>
          <table:table-cell office:value-type="string" calcext:value-type="string">
            <text:p>The Local Campaign: Councillor Candidate Q&amp;A - Kitchener Ward 8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UmHwJU6ehE</text:p>
          </table:table-cell>
          <table:table-cell office:value-type="string" calcext:value-type="string">
            <text:p>The Local Campaign: Councillor Candidate Q&amp;A - Kitchener Ward 9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globalnews.ca/news/9181663/2022-ontario-municipal-election-cambridge-ward-3-council-candidates/</text:p>
          </table:table-cell>
          <table:table-cell office:value-type="string" calcext:value-type="string">
            <text:p>2022 Ontario municipal election: Meet the Cambridge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globalnews.ca/news/9184122/2022-ontario-municipal-election-waterloo-regional-chair-candidates/</text:p>
          </table:table-cell>
          <table:table-cell office:value-type="string" calcext:value-type="string">
            <text:p>2022 Ontario municipal election: Meet the Waterloo regional chai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citified.substack.com/p/election-day-is-near</text:p>
          </table:table-cell>
          <table:table-cell office:value-type="string" calcext:value-type="string">
            <text:p>Election Day is Near!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Kitchener-Ward-09, Regional-Kitchener, SchoolBoard-Public-English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midtownradiokw.transistor.fm/episodes/melissa-bowman-talks-to-brooklin-wallis-about-local-politics-and-running-for-council-as-a-trans-person</text:p>
          </table:table-cell>
          <table:table-cell office:value-type="string" calcext:value-type="string">
            <text:p>Barriers and Benefits: Melissa Bowman talks with Brooklin Wallis about Local Politics and Running for Council as a Trans Person</text:p>
          </table:table-cell>
          <table:table-cell office:value-type="string" calcext:value-type="string">
            <text:p>Midtown Radio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cbc.ca/news/canada/kitchener-waterloo/kitchener-mayor-candidates-2022-municipal-election-1.6608584</text:p>
          </table:table-cell>
          <table:table-cell office:value-type="string" calcext:value-type="string">
            <text:p>Kitchener's mayoral candidates outline their ideas on housing and homelessnes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2" calcext:value-type="date">
            <text:p>2022-10-02</text:p>
          </table:table-cell>
          <table:table-cell office:value-type="string" calcext:value-type="string">
            <text:p>https://www.cbc.ca/news/canada/kitchener-waterloo/waterloo-region-municipal-election-voter-voices-housing-1.6599168</text:p>
          </table:table-cell>
          <table:table-cell office:value-type="string" calcext:value-type="string">
            <text:p>Housing — from rent to availability to homelessness — top concern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voter-voices-panel-municipal-election-waterloo-region-2022-1.6604135</text:p>
          </table:table-cell>
          <table:table-cell office:value-type="string" calcext:value-type="string">
            <text:p>Transit, climate, housing and amalgamation are key municipal issues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bc.ca/news/canada/kitchener-waterloo/waterloo-mayor-candidate-panel-2022-municipal-election-1.6607201</text:p>
          </table:table-cell>
          <table:table-cell office:value-type="string" calcext:value-type="string">
            <text:p>Lack of housing options — including for students — needs to be addressed, Waterloo mayoral candidates say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bserverxtra.com/2022/10/06/four-candidates-vying-for-two-spots-in-woolwichs-ward-3/</text:p>
          </table:table-cell>
          <table:table-cell office:value-type="string" calcext:value-type="string">
            <text:p>Four candidates vying for two spots in Woolwich’s Ward 3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what-do-cambridge-residents-want-in-the-upcoming-election.html</text:p>
          </table:table-cell>
          <table:table-cell office:value-type="string" calcext:value-type="string">
            <text:p>What do Cambridge residents want in the upcoming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mcgarry-liggett-offer-contrasting-views-in-cambridge-mayoral-race.html</text:p>
          </table:table-cell>
          <table:table-cell office:value-type="string" calcext:value-type="string">
            <text:p>Cambridge mayoral race a study in contras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s/>https://www.therecord.com/news/municipal-election/2022/10/06/voter-guide-advanced-polls-in-waterloo-region.html</text:p>
          </table:table-cell>
          <table:table-cell office:value-type="string" calcext:value-type="string">
            <text:p>Voter guide: advanced poll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therecord.com/news/municipal-election/2022/10/04/grassroots-groups-quiz-municipal-school-board-candidates-in-waterloo-region.html</text:p>
          </table:table-cell>
          <table:table-cell office:value-type="string" calcext:value-type="string">
            <text:p>Grassroots groups quiz municipal, school board candidate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municipal-candidates-surveyed-about-social-services-in-cambridge-5914613</text:p>
          </table:table-cell>
          <table:table-cell office:value-type="string" calcext:value-type="string">
            <text:p>Municipal candidates surveyed about social services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fcccnd.com/blog/10167-2022-municipal-election-survey-future-of-social-services-in-cambridge</text:p>
          </table:table-cell>
          <table:table-cell office:value-type="string" calcext:value-type="string">
            <text:p>Survey: Future of Social Services in Cambridge</text:p>
          </table:table-cell>
          <table:table-cell office:value-type="string" calcext:value-type="string">
            <text:p>Cambridge Food Bank, Cambridge Shelter, Family Counselling Centre of Cambridge and North Dumfries, YWCA Cambridge </text:p>
          </table:table-cell>
          <table:table-cell office:value-type="string" calcext:value-type="string">
            <text:p>Alias-Cambridge, Regional-Chair, 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damaging-election-signs-is-illegal-wrps-warn-5920224</text:p>
          </table:table-cell>
          <table:table-cell office:value-type="string" calcext:value-type="string">
            <text:p>Damaging election signs is illegal, WRPS warn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preventingcrime.ca/election/</text:p>
          </table:table-cell>
          <table:table-cell office:value-type="string" calcext:value-type="string">
            <text:p>2022 Election Candidates List Survey</text:p>
          </table:table-cell>
          <table:table-cell office:value-type="string" calcext:value-type="string">
            <text:p>Waterloo Crime Prevention Council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twitter.com/ReallocateW/status/1572920911195475968</text:p>
          </table:table-cell>
          <table:table-cell office:value-type="string" calcext:value-type="string">
            <text:p>Here are just a few of the candidates that we support.</text:p>
          </table:table-cell>
          <table:table-cell office:value-type="string" calcext:value-type="string">
            <text:p>ReallocateWR</text:p>
          </table:table-cell>
          <table:table-cell office:value-type="string" calcext:value-type="string">
            <text:p>Alias-SchoolBoard-Public-English, Regional-Kitchener, 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kitchener.ctvnews.ca/cambridge-and-wilmot-discuss-advance-and-day-of-voting-plans-for-municipal-election-1.6101381</text:p>
          </table:table-cell>
          <table:table-cell office:value-type="string" calcext:value-type="string">
            <text:p>Cambridge and Wilmot discuss advance and day-of voting plans for municipal election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ld.reddit.com/r/waterloo/comments/xww12s/does_jonathan_cassels_have_a_platform/</text:p>
          </table:table-cell>
          <table:table-cell office:value-type="string" calcext:value-type="string">
            <text:p>Does Jonathan Cassels have a platform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old.reddit.com/r/kitchener/comments/xy728k/kitcheners_mayoral_candidates_outline_their_ideas/</text:p>
          </table:table-cell>
          <table:table-cell office:value-type="string" calcext:value-type="string">
            <text:p>Kitchener's mayoral candidates outline their ideas on housing and homelessness 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sites.google.com/view/fabwr/home</text:p>
          </table:table-cell>
          <table:table-cell office:value-type="string" calcext:value-type="string">
            <text:p>FABWR Candidate Survey Results</text:p>
          </table:table-cell>
          <table:table-cell office:value-type="string" calcext:value-type="string">
            <text:p>For a Better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www.gren.ca/activities.php?id=18</text:p>
          </table:table-cell>
          <table:table-cell office:value-type="string" calcext:value-type="string">
            <text:p>GREN Survey on Environmental Issues</text:p>
          </table:table-cell>
          <table:table-cell office:value-type="string" calcext:value-type="string">
            <text:p>Grand River Environmental Network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cyclewr.ca/2022-municipal-elections#Survey</text:p>
          </table:table-cell>
          <table:table-cell office:value-type="string" calcext:value-type="string">
            <text:p>CycleWR Survey</text:p>
          </table:table-cell>
          <table:table-cell office:value-type="string" calcext:value-type="string">
            <text:p>CycleWR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facebook.com/groups/355885149172210/posts/657434045683984/</text:p>
          </table:table-cell>
          <table:table-cell office:value-type="string" calcext:value-type="string">
            <text:p>Cheryle Baker response to Save Middlebrook Bridge Survey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facebook.com/groups/355885149172210/posts/647726596654729/?comment_id=649044569856265</text:p>
          </table:table-cell>
          <table:table-cell office:value-type="string" calcext:value-type="string">
            <text:p>Paul Bolger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facebook.com/groups/355885149172210/posts/651168352977220/</text:p>
          </table:table-cell>
          <table:table-cell office:value-type="string" calcext:value-type="string">
            <text:p>Fred Redekop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groups/355885149172210/posts/644706973623358/</text:p>
          </table:table-cell>
          <table:table-cell office:value-type="string" calcext:value-type="string">
            <text:p>Patrick Merlihan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Mayo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https://www.facebook.com/groups/355885149172210/posts/646496243444431/</text:p>
          </table:table-cell>
          <table:table-cell office:value-type="string" calcext:value-type="string">
            <text:p>Evan Burgess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www.facebook.com/groups/355885149172210/posts/644098710350851/</text:p>
          </table:table-cell>
          <table:table-cell office:value-type="string" calcext:value-type="string">
            <text:p>Bonnie Bryant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404977086891/</text:p>
          </table:table-cell>
          <table:table-cell office:value-type="string" calcext:value-type="string">
            <text:p>Dan Holt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150110445711/</text:p>
          </table:table-cell>
          <table:table-cell office:value-type="string" calcext:value-type="string">
            <text:p>Nathan Cadeau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fnjb/hi_everyone_im_brooklin_wallis_im_running_against/</text:p>
          </table:table-cell>
          <table:table-cell office:value-type="string" calcext:value-type="string">
            <text:p>Brooklin Walli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h70q/who_to_vote_for_ward_10/</text:p>
          </table:table-cell>
          <table:table-cell office:value-type="string" calcext:value-type="string">
            <text:p>Who to Vote for in Ward 10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waterloo/comments/y1a22w/im_matthew_schwarze_and_im_running_to_be_your/</text:p>
          </table:table-cell>
          <table:table-cell office:value-type="string" calcext:value-type="string">
            <text:p>Matthew Schwarze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cxzr/wrds_trustees_summary_those_that_support_parental/</text:p>
          </table:table-cell>
          <table:table-cell office:value-type="string" calcext:value-type="string">
            <text:p>WRDS Trustees summary - those that support "parental values" are in green (ie, banning LGBT books, fighting against imaginary CRT in elementary school); those that support acknowledging LGBT people exist in yellow. Please vote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174/2022-ontario-municipal-election-meet-the-kitchener-mayoral-candidates/</text:p>
          </table:table-cell>
          <table:table-cell office:value-type="string" calcext:value-type="string">
            <text:p>2022 Ontario municipal election: Meet the Kitchener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therecord.com/waterloo_chronicle/news/2022/10/11/cast-an-informed-ballot-civictechwr-creates-one-stop-hub-to-inform-voters-in-waterloo-region.html</text:p>
          </table:table-cell>
          <table:table-cell office:value-type="string" calcext:value-type="string">
            <text:p>‘Cast an informed ballot’: CivicTechWR creates one-stop hub to inform voters in Waterloo Region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vUVYa2Pi1tE</text:p>
          </table:table-cell>
          <table:table-cell office:value-type="string" calcext:value-type="string">
            <text:p>Waterloo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Waterloo, Regional-Chair, 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WHD3jhSpy-w</text:p>
          </table:table-cell>
          <table:table-cell office:value-type="string" calcext:value-type="string">
            <text:p>Kitchener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Kitchener, Regional-Chair, 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3tHSuNW78nI</text:p>
          </table:table-cell>
          <table:table-cell office:value-type="string" calcext:value-type="string">
            <text:p>Cambridge Candidate Forums (Regional Council, Mayor, Regional Chair)</text:p>
          </table:table-cell>
          <table:table-cell office:value-type="string" calcext:value-type="string">
            <text:p>Cambridge Chamber of Commerce and CityNews 570)</text:p>
          </table:table-cell>
          <table:table-cell office:value-type="string" calcext:value-type="string">
            <text:p>Regional-Cambridge, Cambridge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2hJz3BK16bo</text:p>
          </table:table-cell>
          <table:table-cell office:value-type="string" calcext:value-type="string">
            <text:p>Township of Woolwich Candidate Forums (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Woolwich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twitter.com/blackparentckw/status/1578869236621283328</text:p>
          </table:table-cell>
          <table:table-cell office:value-type="string" calcext:value-type="string">
            <text:p>Black Parent Council KW Endorsements</text:p>
          </table:table-cell>
          <table:table-cell office:value-type="string" calcext:value-type="string">
            <text:p>Black Parent Council KW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296/2022-ontario-municipal-election-waterloo-ward-7-council-candidates/</text:p>
          </table:table-cell>
          <table:table-cell office:value-type="string" calcext:value-type="string">
            <text:p>2022 Ontario municipal election: Meet the Waterloo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kitchener.ctvnews.ca/long-time-regional-councillor-provides-insight-into-why-competition-is-so-high-for-waterloo-regional-council-1.6104886?cid=sm%3Atrueanthem%3Actvkitchener%3Atwitterpost&amp;taid=6345fca58e99c600015229e8&amp;utm_campaign=trueAnthem%3A+Trending+Content&amp;utm_medium=trueAnthem&amp;utm_source=twitter</text:p>
          </table:table-cell>
          <table:table-cell office:value-type="string" calcext:value-type="string">
            <text:p>Long-time regional councillor provides insight into why competition is so high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All-Regional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unnf/hey_there_ward_1s_scott_davey_here_aka_the/</text:p>
          </table:table-cell>
          <table:table-cell office:value-type="string" calcext:value-type="string">
            <text:p>Scott Davey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youtube.com/watch?v=UzYVDfYfvZA</text:p>
          </table:table-cell>
          <table:table-cell office:value-type="string" calcext:value-type="string">
            <text:p>Berry Vrbanovic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gxWfDAyqZ3k</text:p>
          </table:table-cell>
          <table:table-cell office:value-type="string" calcext:value-type="string">
            <text:p>Val Neekman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E4kMCd9WgVg</text:p>
          </table:table-cell>
          <table:table-cell office:value-type="string" calcext:value-type="string">
            <text:p>Mani Nai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youtube.com/watch?v=isr5nYmW5vM</text:p>
          </table:table-cell>
          <table:table-cell office:value-type="string" calcext:value-type="string">
            <text:p>Shannon Webe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ULotwQcWmZ0</text:p>
          </table:table-cell>
          <table:table-cell office:value-type="string" calcext:value-type="string">
            <text:p>Dorothy McCabe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Duf51aSDa8c</text:p>
          </table:table-cell>
          <table:table-cell office:value-type="string" calcext:value-type="string">
            <text:p>Rob Evan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iMFViE92_0g</text:p>
          </table:table-cell>
          <table:table-cell office:value-type="string" calcext:value-type="string">
            <text:p>Kypp Saunder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50by30wr.ca/2022election</text:p>
          </table:table-cell>
          <table:table-cell office:value-type="string" calcext:value-type="string">
            <text:p>50 by 2030 WR Survey</text:p>
          </table:table-cell>
          <table:table-cell office:value-type="string" calcext:value-type="string">
            <text:p>50 by 2030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kitchener.citynews.ca/all-audio/the-mike-farwell-show/wednesday-october-12th-2022-5944021</text:p>
          </table:table-cell>
          <table:table-cell office:value-type="string" calcext:value-type="string">
            <text:p>The Mike Farwell Show for Wednesday Oct 12, 2022</text:p>
          </table:table-cell>
          <table:table-cell office:value-type="string" calcext:value-type="string">
            <text:p>News 570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opinion/2022/10/12/are-you-voting-for-climate-action-in-the-municipal-election.html</text:p>
          </table:table-cell>
          <table:table-cell office:value-type="string" calcext:value-type="string">
            <text:p>Are you voting for climate action in the municipal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kitchener/comments/y302i8/val_neekmans_homeless_plan/</text:p>
          </table:table-cell>
          <table:table-cell office:value-type="string" calcext:value-type="string">
            <text:p>Val Neekman's homeless plan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waterloo/comments/y2wr35/the_farright_is_trying_to_stack_school_boards/</text:p>
          </table:table-cell>
          <table:table-cell office:value-type="string" calcext:value-type="string">
            <text:p>The far-right is trying to stack school boards. Vote for schools that are safe for all kids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cbc.ca/news/canada/kitchener-waterloo/waterloo-region-municipal-election-not-seeking-reelection-1.6613795?cmp=rss</text:p>
          </table:table-cell>
          <table:table-cell office:value-type="string" calcext:value-type="string">
            <text:p>These 3 councillors in Waterloo region share why they opted not to seek re-election this fall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old.reddit.com/r/waterloo/comments/y25ybf/my_opinion_of_the_ward_6_candidates_after/</text:p>
          </table:table-cell>
          <table:table-cell office:value-type="string" calcext:value-type="string">
            <text:p>My opinion of the Ward 6 candidates after yesterday's forum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haltonregionvotes.org/2022-municipal-elections-candidates-halton</text:p>
          </table:table-cell>
          <table:table-cell office:value-type="string" calcext:value-type="string">
            <text:p>The far-right is trying to stack school boards. Vote for schools that are safe for all kids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youtube.com/watch?v=rAo6rEEjCFE</text:p>
          </table:table-cell>
          <table:table-cell office:value-type="string" calcext:value-type="string">
            <text:p>Milos Posalvjak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spokeonline.com/2022/10/two-young-candidates-vie-to-unseat-incumbent-in-cambridge-ward-2-city-council-race/</text:p>
          </table:table-cell>
          <table:table-cell office:value-type="string" calcext:value-type="string">
            <text:p>Two young candidates vie to unseat incumbent in Cambridge Ward 2 city council race</text:p>
          </table:table-cell>
          <table:table-cell office:value-type="string" calcext:value-type="string">
            <text:p>Spoke Online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meet-the-candidates-2/</text:p>
          </table:table-cell>
          <table:table-cell office:value-type="string" calcext:value-type="string">
            <text:p>Meet the Candidates (Report from all-candidates meeting)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Mayor, Woolwich-Ward-01, Woolwich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wrdsb-controversy-adds-spark-to-election/</text:p>
          </table:table-cell>
          <table:table-cell office:value-type="string" calcext:value-type="string">
            <text:p>WRDSB controversy adds spark to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three-candidates-vying-for-regional-chairs-job-in-election/</text:p>
          </table:table-cell>
          <table:table-cell office:value-type="string" calcext:value-type="string">
            <text:p>Three candidates vying for regional chair’s job in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online-hubs-gather-municipal-election-info-to-help-voters-get-informed-5947599</text:p>
          </table:table-cell>
          <table:table-cell office:value-type="string" calcext:value-type="string">
            <text:p>Online hubs gather municipal election info to help voters get informed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winston-francis-wcdsb-trustee-5948650</text:p>
          </table:table-cell>
          <table:table-cell office:value-type="string" calcext:value-type="string">
            <text:p>MEET THE CANDIDATES: Winston Francis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david-guerin-wcdsb-trustee-5948785</text:p>
          </table:table-cell>
          <table:table-cell office:value-type="string" calcext:value-type="string">
            <text:p>MEET THE CANDIDATES: David Guerin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michael-john-rattee-wcdsb-trustee-5949641</text:p>
          </table:table-cell>
          <table:table-cell office:value-type="string" calcext:value-type="string">
            <text:p>MEET THE CANDIDATES: Michael John Rattee, WCDSB trustee</text:p>
          </table:table-cell>
          <table:table-cell office:value-type="string" calcext:value-type="string">
            <text:p>Cambridge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ourtney-waterfall-wrdsb-trustee-5950682</text:p>
          </table:table-cell>
          <table:table-cell office:value-type="string" calcext:value-type="string">
            <text:p>MEET THE CANDIDATES: Courtney Waterfall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uxon-burgess-wrdsb-trustee-5950760</text:p>
          </table:table-cell>
          <table:table-cell office:value-type="string" calcext:value-type="string">
            <text:p>MEET THE CANDIDATES: Luxon Burges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bill-cody-wrdsb-trustee-5950810</text:p>
          </table:table-cell>
          <table:table-cell office:value-type="string" calcext:value-type="string">
            <text:p>MEET THE CANDIDATES: Bill Cody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inda-brooks-wrdsb-trustee-5950938</text:p>
          </table:table-cell>
          <table:table-cell office:value-type="string" calcext:value-type="string">
            <text:p>MEET THE CANDIDATES: Linda Brook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arla-johnson-wrdsb-trustee-5950989</text:p>
          </table:table-cell>
          <table:table-cell office:value-type="string" calcext:value-type="string">
            <text:p>MEET THE CANDIDATES: Carla Johnson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jayne-herring-wrdsb-trustee-5951090</text:p>
          </table:table-cell>
          <table:table-cell office:value-type="string" calcext:value-type="string">
            <text:p>MEET THE CANDIDATES: Jayne Herring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globalnews.ca/news/9199221/2022-ontario-municipal-election-meet-the-cambridge-mayoral-candidates/</text:p>
          </table:table-cell>
          <table:table-cell office:value-type="string" calcext:value-type="string">
            <text:p>2022 Ontario municipal election: Meet the Cambridge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opinion/2022/10/14/how-to-choose-your-election-candidates.html</text:p>
          </table:table-cell>
          <table:table-cell office:value-type="string" calcext:value-type="string">
            <text:p>Luisa D’Amato: How to choose your election candidat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2022/10/14/renters-on-the-rise-in-waterloo-but-most-election-candidates-in-this-high-priced-city-are-homeowners.html</text:p>
          </table:table-cell>
          <table:table-cell office:value-type="string" calcext:value-type="string">
            <text:p>Renters on the rise in Waterloo but most election candidates in this high-priced city are homeowne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2022/10/12/township-residents-mine-waterloo-region-politicians-on-gravel-pit-issue.html</text:p>
          </table:table-cell>
          <table:table-cell office:value-type="string" calcext:value-type="string">
            <text:p>Township residents mine Waterloo Region politicians on gravel pit issu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, Alias-Wellesley, Alias-Woolwich, Alias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citified.substack.com/p/who-does-what</text:p>
          </table:table-cell>
          <table:table-cell office:value-type="string" calcext:value-type="string">
            <text:p>Who does what?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cambridgetoday.ca/2022-municipal-election-news/virtual-forum-features-candidates-for-regional-council-mayor-5954237</text:p>
          </table:table-cell>
          <table:table-cell office:value-type="string" calcext:value-type="string">
            <text:p>Virtual forum features candidates for regional council, mayor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, Regional-Cambridge, Regional-Chair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globeandmail.com/canada/article-why-a-waterloo-ont-school-board-has-emerged-as-a-battleground-for/</text:p>
          </table:table-cell>
          <table:table-cell office:value-type="string" calcext:value-type="string">
            <text:p>Why a Waterloo, Ont., school board has emerged as a battleground for ideological politics</text:p>
          </table:table-cell>
          <table:table-cell office:value-type="string" calcext:value-type="string">
            <text:p>The Globe and Mail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enilleb.com/news/2022/10/6/the-election-is-acoming-here-are-a-few-tips-on-choosing-candidates</text:p>
          </table:table-cell>
          <table:table-cell office:value-type="string" calcext:value-type="string">
            <text:p>It's election season! How to choose from a strong field (and a few names worth checking out)</text:p>
          </table:table-cell>
          <table:table-cell office:value-type="string" calcext:value-type="string">
            <text:p>Tenille Bonoguore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therecord.com/news/municipal-election/2022/10/08/four-people-vying-to-lead-waterloo-council-at-a-time-of-fast-but-uneven-growth.html</text:p>
          </table:table-cell>
          <table:table-cell office:value-type="string" calcext:value-type="string">
            <text:p>Four people vying to lead Waterloo council at a time of fast but uneven grow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3pM1mm62qwU</text:p>
          </table:table-cell>
          <table:table-cell office:value-type="string" calcext:value-type="string">
            <text:p>Vista Hills Neighbourhood Association All-Candidates Meeting</text:p>
          </table:table-cell>
          <table:table-cell office:value-type="string" calcext:value-type="string">
            <text:p>Vista Hills Neighbourhood Association</text:p>
          </table:table-cell>
          <table:table-cell office:value-type="string" calcext:value-type="string">
            <text:p>Waterloo-Mayor, Waterloo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www.therecord.com/news/municipal-election/2022/10/15/the-waterloo-public-board-is-really-at-the-centre-of-the-current-culture-war-in-canadian-education-systems.html</text:p>
          </table:table-cell>
          <table:table-cell office:value-type="string" calcext:value-type="string">
            <text:p>‘The Waterloo public board is really at the centre of the current culture war in Canadian education systems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www.cbc.ca/news/canada/kitchener-waterloo/school-board-trustee-elections-1.6615227</text:p>
          </table:table-cell>
          <table:table-cell office:value-type="string" calcext:value-type="string">
            <text:p>Do your homework on who's running for school board trustees, say researchers and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All-SchoolBoards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anchor.fm/homerange/episodes/22-10-11-Promenade-segment-3-of-4-Paul-Nijjar-of-CivicTechWR-e1p6bqc</text:p>
          </table:table-cell>
          <table:table-cell office:value-type="string" calcext:value-type="string">
            <text:p>22 10 11 Promenade segment 3 of 4: Paul Nijjar of CivicTechWR</text:p>
          </table:table-cell>
          <table:table-cell office:value-type="string" calcext:value-type="string">
            <text:p>Home Range Podcast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archive.org/details/2022-10-15-wrdsb-kitchener-meeting</text:p>
          </table:table-cell>
          <table:table-cell office:value-type="string" calcext:value-type="string">
            <text:p>WRDSB Kitchener Public School Trustee Candidates Meeting – Oct 15, 2022</text:p>
          </table:table-cell>
          <table:table-cell office:value-type="string" calcext:value-type="string">
            <text:p>Cherry Park Neighbourhood Association and Victoria Park Neighbourhood Associa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199475/2022-ontario-municipal-election-cambridge-ward-2-council-candidates/</text:p>
          </table:table-cell>
          <table:table-cell office:value-type="string" calcext:value-type="string">
            <text:p>2022 Ontario municipal election: Meet the Cambridge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199932/2022-ontario-municipal-election-meet-the-cambridge-ward-4-council-candidates/</text:p>
          </table:table-cell>
          <table:table-cell office:value-type="string" calcext:value-type="string">
            <text:p>2022 Ontario municipal election: Meet the Cambridge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0035/2022-ontario-municipal-election-kitchener-ward-6-council-candidates/</text:p>
          </table:table-cell>
          <table:table-cell office:value-type="string" calcext:value-type="string">
            <text:p>2022 Ontario municipal election: Meet the Kitchener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1796/2022-ontario-municipal-election-meet-the-kitchener-ward-4-council-candidates/</text:p>
          </table:table-cell>
          <table:table-cell office:value-type="string" calcext:value-type="string">
            <text:p>2022 Ontario municipal election: Meet the Kitchener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1824/2022-ontario-municipal-election-kitchener-ward-7-council-candidates/</text:p>
          </table:table-cell>
          <table:table-cell office:value-type="string" calcext:value-type="string">
            <text:p>2022 Ontario municipal election: Meet the Kitchener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3522/2022-ontario-municipal-election-meet-the-waterloo-mayoral-candidates/</text:p>
          </table:table-cell>
          <table:table-cell office:value-type="string" calcext:value-type="string">
            <text:p>2022 Ontario municipal election: Meet the Waterloo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cbc.ca/news/canada/kitchener-waterloo/voter-panel-municipal-election-housing-climate-concerns-1.6619027</text:p>
          </table:table-cell>
          <table:table-cell office:value-type="string" calcext:value-type="string">
            <text:p>Housing crisis and climate change are top of mind for these Waterloo region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cambridgetoday.ca/2022-municipal-election-news/politics-front-and-centre-in-contentious-school-board-election-5965923</text:p>
          </table:table-cell>
          <table:table-cell office:value-type="string" calcext:value-type="string">
            <text:p>Politics front and centre in contentious school board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kitchener.citynews.ca/local-news/complaint-suggests-website-seeking-to-sway-local-trustee-race-5955794</text:p>
          </table:table-cell>
          <table:table-cell office:value-type="string" calcext:value-type="string">
            <text:p>Complaint suggests website seeking to sway local trustee race</text:p>
          </table:table-cell>
          <table:table-cell office:value-type="string" calcext:value-type="string">
            <text:p>CityNews</text:p>
          </table:table-cell>
          <table:table-cell table:number-columns-repeated="2" office:value-type="string" calcext:value-type="string">
            <text:p>Alias-SchoolBoard-Public-English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yourlocaltrades.ca/election-2022/</text:p>
          </table:table-cell>
          <table:table-cell office:value-type="string" calcext:value-type="string">
            <text:p>Election 2022 Endorsement of Shannon Weber</text:p>
          </table:table-cell>
          <table:table-cell office:value-type="string" calcext:value-type="string">
            <text:p>Waterloo Wellington Dufferin and Grey Building and Construction Trades Council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www.youtube.com/watch?v=jJrovB3XGxc</text:p>
          </table:table-cell>
          <table:table-cell office:value-type="string" calcext:value-type="string">
            <text:p>WCDSB Kitchener Catholic School Trustee Candidates Meeting</text:p>
          </table:table-cell>
          <table:table-cell office:value-type="string" calcext:value-type="string">
            <text:p>Cherry Park Neighbourhood Association and Victoria Park Neighbourhood Associa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7/website-grouping-school-board-trustee-beliefs-by-political-stances-under-investigation.html" xlink:type="simple">https://www.therecord.com/news/municipal-election/2022/10/17/website-grouping-school-board-trustee-beliefs-by-political-stances-under-investigation.html</text:a></text:p>
          </table:table-cell>
          <table:table-cell office:value-type="string" calcext:value-type="string">
            <text:p>Website grouping school board trustee beliefs by political stances under investiga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a xlink:href="https://www.therecord.com/news/municipal-election/2022/10/05/kitchener-votes-wendy-ashby-waterloo-catholic-district-school-board-candidate.html" xlink:type="simple">https://www.therecord.com/news/municipal-election/2022/10/05/kitchener-votes-wendy-ashby-waterloo-catholic-district-school-board-candidate.html</text:a></text:p>
          </table:table-cell>
          <table:table-cell office:value-type="string" calcext:value-type="string">
            <text:p>KITCHENER VOTES: Wendy Ashby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simone-beaucage-waterloo-catholic-district-school-board-candidate.html</text:p>
          </table:table-cell>
          <table:table-cell office:value-type="string" calcext:value-type="string">
            <text:p>KITCHENER VOTES: Simone Beaucage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3/kitchener-votes-rene-kraft-waterloo-catholic-district-school-board-candidate.html</text:p>
          </table:table-cell>
          <table:table-cell office:value-type="string" calcext:value-type="string">
            <text:p>KITCHENER VOTES: Renée Kraft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5/kitchener-votes-hadembes-yebetit-waterloo-catholic-district-school-board-candidate.html</text:p>
          </table:table-cell>
          <table:table-cell office:value-type="string" calcext:value-type="string">
            <text:p>KITCHENER VOTES: Hadembes Yebetit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barb-chrysler-waterloo-region-district-school-board-candidate.html</text:p>
          </table:table-cell>
          <table:table-cell office:value-type="string" calcext:value-type="string">
            <text:p>KITCHENER VOTES: Barb Chrysler, Waterloo Region District School Board candidate 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claus-drisma-waterloo-region-district-school-board-trustee-candidate.html</text:p>
          </table:table-cell>
          <table:table-cell office:value-type="string" calcext:value-type="string">
            <text:p>KITCHENER VOTES: Claus Dérisma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julia-dunham-waterloo-region-district-school-board-trustee-candidate.html</text:p>
          </table:table-cell>
          <table:table-cell office:value-type="string" calcext:value-type="string">
            <text:p>KITCHENER VOTES: Julia Dunham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david-kuhn-waterloo-region-district-school-board-trustee-candidate.html</text:p>
          </table:table-cell>
          <table:table-cell office:value-type="string" calcext:value-type="string">
            <text:p>KITCHENER VOTES: David Kuh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5/kitchener-votes-christina-meekison-waterloo-region-district-school-board-trustee-candidate.html</text:p>
          </table:table-cell>
          <table:table-cell office:value-type="string" calcext:value-type="string">
            <text:p>KITCHENER VOTES: Christina Meekiso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maedith-radlein-waterloo-region-district-school-board-trustee-candidate.html</text:p>
          </table:table-cell>
          <table:table-cell office:value-type="string" calcext:value-type="string">
            <text:p>KITCHENER VOTES: Maedith Radlei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mike-ramsay-waterloo-region-district-school-board-trustee-candidate.html</text:p>
          </table:table-cell>
          <table:table-cell office:value-type="string" calcext:value-type="string">
            <text:p>KITCHENER VOTES: Mike Ramsay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5/kitchener-votes-natasha-rolleman-waterloo-region-district-school-board-trustee-candidate.html</text:p>
          </table:table-cell>
          <table:table-cell office:value-type="string" calcext:value-type="string">
            <text:p>KITCHENER VOTES: Natasha Rollema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tara-ross-waterloo-region-district-school-board-trustee-candidate.html</text:p>
          </table:table-cell>
          <table:table-cell office:value-type="string" calcext:value-type="string">
            <text:p>KITCHENER VOTES: Tara Ross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laurie-tremble-waterloo-region-district-school-board-candidate.html</text:p>
          </table:table-cell>
          <table:table-cell office:value-type="string" calcext:value-type="string">
            <text:p>KITCHENER VOTES: Laurie Tremble, Waterloo Region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3/kitchener-votes-meena-waseem-waterloo-region-district-school-board-trustee-candidate.html</text:p>
          </table:table-cell>
          <table:table-cell office:value-type="string" calcext:value-type="string">
            <text:p>KITCHENER VOTES: Meena Waseem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<text:a xlink:href="https://www.therecord.com/news/municipal-election/2022/10/01/kitchener-votes-joanna-weston-waterloo-region-district-school-board-trustee-candidate.html" xlink:type="simple">https://www.therecord.com/news/municipal-election/2022/10/01/kitchener-votes-joanna-weston-waterloo-region-district-school-board-trustee-candidate.html</text:a></text:p>
          </table:table-cell>
          <table:table-cell office:value-type="string" calcext:value-type="string">
            <text:p>KITCHENER VOTES: Joanne Westo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<text:a xlink:href="https://www.therecord.com/news/municipal-election/2022/10/18/kitchener-votes-jeff-musgrave-waterloo-region-district-school-board-candidate.html" xlink:type="simple">https://www.therecord.com/news/municipal-election/2022/10/18/kitchener-votes-jeff-musgrave-waterloo-region-district-school-board-candidate.html</text:a></text:p>
          </table:table-cell>
          <table:table-cell office:value-type="string" calcext:value-type="string">
            <text:p>KITCHENER VOTES: Jeff Musgrave, Waterloo Region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<text:a xlink:href="https://www.therecord.com/news/municipal-election/2022/10/01/waterloo-region-votes-narine-dat-sookram-waterloo-regional-chair-candidate.html" xlink:type="simple">https://www.therecord.com/news/municipal-election/2022/10/01/waterloo-region-votes-narine-dat-sookram-waterloo-regional-chair-candidate.html</text:a></text:p>
          </table:table-cell>
          <table:table-cell office:value-type="string" calcext:value-type="string">
            <text:p>WATERLOO REGION VOTES: Narine Dat Sookram, Waterloo Regional chair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<text:a xlink:href="https://www.therecord.com/news/municipal-election/2022/10/01/waterloo-region-votes-brendon-john-da-costa-waterloo-regional-chair-candidate.html" xlink:type="simple">https://www.therecord.com/news/municipal-election/2022/10/01/waterloo-region-votes-brendon-john-da-costa-waterloo-regional-chair-candidate.html</text:a>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<text:a xlink:href="https://www.therecord.com/news/municipal-election/2022/10/01/waterloo-region-votes-karen-redman-waterloo-regional-chair-candidate.html" xlink:type="simple">https://www.therecord.com/news/municipal-election/2022/10/01/waterloo-region-votes-karen-redman-waterloo-regional-chair-candidate.html</text:a>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<text:a xlink:href="https://www.therecord.com/news/municipal-election/2022/10/17/kitchener-votes-tom-hiller-region-of-waterloo-council-candidate.html" xlink:type="simple">https://www.therecord.com/news/municipal-election/2022/10/17/kitchener-votes-tom-hiller-region-of-waterloo-council-candidate.html</text:a></text:p>
          </table:table-cell>
          <table:table-cell office:value-type="string" calcext:value-type="string">
            <text:p>KITCHENER VOTES: Tom Hiller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www.therecord.com/news/municipal-election/2022/10/17/kitchener-votes-matt-rodrigues-region-of-waterloo-council-candidate.html</text:p>
          </table:table-cell>
          <table:table-cell office:value-type="string" calcext:value-type="string">
            <text:p>KITCHENER VOTES: Matt Rodrigue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kitchener-votes-mac-graham-regional-council-candidate.html</text:p>
          </table:table-cell>
          <table:table-cell office:value-type="string" calcext:value-type="string">
            <text:p>KITCHENER VOTES: Mac Graham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kitchener-votes-joe-gowing-regional-council-candidate.html</text:p>
          </table:table-cell>
          <table:table-cell office:value-type="string" calcext:value-type="string">
            <text:p>KITCHENER VOTES: Joe Gowing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7/kitchener-votes-michael-parkinson-regional-council-candidate.html" xlink:type="simple">https://www.therecord.com/news/municipal-election/2022/10/17/kitchener-votes-michael-parkinson-regional-council-candidate.html</text:a></text:p>
          </table:table-cell>
          <table:table-cell office:value-type="string" calcext:value-type="string">
            <text:p>KITCHENER VOTES: Michael Parkinson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7/kitchener-votes-colleen-james-regional-council-candidate.html" xlink:type="simple">https://www.therecord.com/news/municipal-election/2022/10/17/kitchener-votes-colleen-james-regional-council-candidate.html</text:a></text:p>
          </table:table-cell>
          <table:table-cell office:value-type="string" calcext:value-type="string">
            <text:p>KITCHENER VOTES: Colleen Jame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kitchener-votes-michael-harris-regional-council-candidate.html</text:p>
          </table:table-cell>
          <table:table-cell office:value-type="string" calcext:value-type="string">
            <text:p>KITCHENER VOTES: Michael Harri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8/kitchener-votes-kari-williams-regional-council-candidate.html" xlink:type="simple">https://www.therecord.com/news/municipal-election/2022/10/18/kitchener-votes-kari-williams-regional-council-candidate.html</text:a></text:p>
          </table:table-cell>
          <table:table-cell office:value-type="string" calcext:value-type="string">
            <text:p>KITCHENER VOTES: Kari William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8/kitchener-votes-mary-henein-thorn-regional-council-candidate.html" xlink:type="simple">https://www.therecord.com/news/municipal-election/2022/10/18/kitchener-votes-mary-henein-thorn-regional-council-candidate.html</text:a></text:p>
          </table:table-cell>
          <table:table-cell office:value-type="string" calcext:value-type="string">
            <text:p>KITCHENER VOTES: Mary Henein Thorn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manikantan-nair-mayoral-candidate.html</text:p>
          </table:table-cell>
          <table:table-cell office:value-type="string" calcext:value-type="string">
            <text:p>KITCHENER VOTES: Manikantan Nair, mayora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berry-vrbanovic-mayoral-candidate.html</text:p>
          </table:table-cell>
          <table:table-cell office:value-type="string" calcext:value-type="string">
            <text:p>KITCHENER VOTES: Berry Vrbanovic, mayora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val-neekman-mayoral-candidate.html</text:p>
          </table:table-cell>
          <table:table-cell office:value-type="string" calcext:value-type="string">
            <text:p>KITCHENER VOTES: Val Neekman, mayora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scott-davey-ward-1-candidate.html</text:p>
          </table:table-cell>
          <table:table-cell office:value-type="string" calcext:value-type="string">
            <text:p>KITCHENER VOTES: Scott Davey, Ward 1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1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alan-becirevic-ward-1-candidate.html</text:p>
          </table:table-cell>
          <table:table-cell office:value-type="string" calcext:value-type="string">
            <text:p>KITCHENER VOTES: Alan Becirevic, Ward 1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1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simon-guthrie-ward-1-candidate.html</text:p>
          </table:table-cell>
          <table:table-cell office:value-type="string" calcext:value-type="string">
            <text:p>KITCHENER VOTES: Simon Guthrie, Ward 1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1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dave-schnider-ward-2-candidate.html</text:p>
          </table:table-cell>
          <table:table-cell office:value-type="string" calcext:value-type="string">
            <text:p>KITCHENER VOTES: Dave Schnider, Ward 2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2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derrick-rabethge-ward-2-councillor-candidate.html</text:p>
          </table:table-cell>
          <table:table-cell office:value-type="string" calcext:value-type="string">
            <text:p>KITCHENER VOTES: Derrick Rabethge, Ward 2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2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rosanne-berwick-ward-3-candidate.html</text:p>
          </table:table-cell>
          <table:table-cell office:value-type="string" calcext:value-type="string">
            <text:p>KITCHENER VOTES: Rosanne Berwick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jason-deneault-ward-3-candidate.html</text:p>
          </table:table-cell>
          <table:table-cell office:value-type="string" calcext:value-type="string">
            <text:p>KITCHENER VOTES: Jason Deneault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bryan-richardson-ward-3-candidate.html</text:p>
          </table:table-cell>
          <table:table-cell office:value-type="string" calcext:value-type="string">
            <text:p>KITCHENER VOTES: Bryan Richardson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marijo-howard-ward-3-candidate.html</text:p>
          </table:table-cell>
          <table:table-cell office:value-type="string" calcext:value-type="string">
            <text:p>KITCHENER VOTES: Marijo Howard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matthew-griffin-ward-3-candidate.html</text:p>
          </table:table-cell>
          <table:table-cell office:value-type="string" calcext:value-type="string">
            <text:p>KITCHENER VOTES: Matthew Griffin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devon-harnarain-ward-3-candidate.html</text:p>
          </table:table-cell>
          <table:table-cell office:value-type="string" calcext:value-type="string">
            <text:p>KITCHENER VOTES: Devon Harnarain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ali-akbar-ward-4-candidate.html</text:p>
          </table:table-cell>
          <table:table-cell office:value-type="string" calcext:value-type="string">
            <text:p>KITCHENER VOTES: Ali Akbar, Ward 4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4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john-vandonk-ward-4-candidate.html</text:p>
          </table:table-cell>
          <table:table-cell office:value-type="string" calcext:value-type="string">
            <text:p>KITCHENER VOTES: John Vandonk, Ward 4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4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christine-michaud-ward-4-candidate.html</text:p>
          </table:table-cell>
          <table:table-cell office:value-type="string" calcext:value-type="string">
            <text:p>KITCHENER VOTES: Christine Michaud, Ward 4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4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ayo-owodunni-ward-5-candidate.html</text:p>
          </table:table-cell>
          <table:table-cell office:value-type="string" calcext:value-type="string">
            <text:p>KITCHENER VOTES: Ayo Owodunni, Ward 5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5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farah-muhammad-ward-5-candidate.html</text:p>
          </table:table-cell>
          <table:table-cell office:value-type="string" calcext:value-type="string">
            <text:p>KITCHENER VOTES: Farah Muhammad, ward 5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5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jon-massimi-ward-5-candidate.html</text:p>
          </table:table-cell>
          <table:table-cell office:value-type="string" calcext:value-type="string">
            <text:p>KITCHENER VOTES: Jon Massimi, Ward 5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5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paul-singh-ward-6-candidate.html</text:p>
          </table:table-cell>
          <table:table-cell office:value-type="string" calcext:value-type="string">
            <text:p>KITCHENER VOTES: Paul Singh, Ward 6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6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anwar-arkani-ward-6-candidate.html</text:p>
          </table:table-cell>
          <table:table-cell office:value-type="string" calcext:value-type="string">
            <text:p>KITCHENER VOTES: Anwar Arkani, Ward 6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6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kevin-mccrea-ward-7-candidate.html</text:p>
          </table:table-cell>
          <table:table-cell office:value-type="string" calcext:value-type="string">
            <text:p>KITCHENER VOTES: Kevin McCrea, Ward 7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7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a xlink:href="https://www.therecord.com/news/municipal-election/2022/10/01/kitchener-votes-colin-maley-ward-7-candidate.html" xlink:type="simple">https://www.therecord.com/news/municipal-election/2022/10/01/kitchener-votes-colin-maley-ward-7-candidate.html</text:a></text:p>
          </table:table-cell>
          <table:table-cell office:value-type="string" calcext:value-type="string">
            <text:p>KITCHENER VOTES: Colin Maley, Ward 7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7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a xlink:href="https://www.therecord.com/news/municipal-election/2022/10/01/kitchener-votes-bill-ioannidis-ward-6-candidate.html" xlink:type="simple">https://www.therecord.com/news/municipal-election/2022/10/01/kitchener-votes-bill-ioannidis-ward-6-candidate.html</text:a></text:p>
          </table:table-cell>
          <table:table-cell office:value-type="string" calcext:value-type="string">
            <text:p>KITCHENER VOTES: Bill Ioannidis, Ward 7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7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margaret-johnston-ward-8-candidate.html</text:p>
          </table:table-cell>
          <table:table-cell office:value-type="string" calcext:value-type="string">
            <text:p>KITCHENER VOTES: Margaret Johnston, Ward 8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8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debbie-chapman-ward-9-candidate.html</text:p>
          </table:table-cell>
          <table:table-cell office:value-type="string" calcext:value-type="string">
            <text:p>KITCHENER VOTES: Debbie Chapman, Ward 9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07/kitchener-votes-david-redman-ward-9-candidate.html</text:p>
          </table:table-cell>
          <table:table-cell office:value-type="string" calcext:value-type="string">
            <text:p>KITCHENER VOTES: David Redman, Ward 9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brooklin-wallis-ward-9-candidate.html</text:p>
          </table:table-cell>
          <table:table-cell office:value-type="string" calcext:value-type="string">
            <text:p>KITCHENER VOTES: Brooklin Wallis, Ward 9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lana-hiscock-ward-10-candidate.html</text:p>
          </table:table-cell>
          <table:table-cell office:value-type="string" calcext:value-type="string">
            <text:p>KITCHENER VOTES: Lana Hiscock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aislinn-clancy-ward-10-candidate.html</text:p>
          </table:table-cell>
          <table:table-cell office:value-type="string" calcext:value-type="string">
            <text:p>KITCHENER VOTES: Aislinn Clancy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peter-davis-is-running-for-a-ward-10-councillor-seat-in-the-city-of-kitchener.html</text:p>
          </table:table-cell>
          <table:table-cell office:value-type="string" calcext:value-type="string">
            <text:p>KITCHENER VOTES: Peter Davis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stephanie-stretch-ward-10-candidate.html</text:p>
          </table:table-cell>
          <table:table-cell office:value-type="string" calcext:value-type="string">
            <text:p>KITCHENER VOTES: Stephanie Stretch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therecord.com/news/municipal-election/2022/10/01/kitchener-votes-phong-tran-ward-10-candidate.html</text:p>
          </table:table-cell>
          <table:table-cell office:value-type="string" calcext:value-type="string">
            <text:p>KITCHENER VOTES: Phong Tran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daniel-j-fife-ward-10-candidate.html</text:p>
          </table:table-cell>
          <table:table-cell office:value-type="string" calcext:value-type="string">
            <text:p>KITCHENER VOTES: Daniel J. Fife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old.reddit.com/r/waterloo/comments/y6w98o/im_james_ball_running_for_regional_council_in/</text:p>
          </table:table-cell>
          <table:table-cell office:value-type="string" calcext:value-type="string">
            <text:p>James Ball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kitchener.citynews.ca/local-news/thousands-of-voters-take-advantage-of-advanced-polls-in-k-w-5968885</text:p>
          </table:table-cell>
          <table:table-cell office:value-type="string" calcext:value-type="string">
            <text:p>Thousands of voters take advantage of advanced polls in K-W</text:p>
          </table:table-cell>
          <table:table-cell office:value-type="string" calcext:value-type="string">
            <text:p>CityNew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wOypzMllpfk</text:p>
          </table:table-cell>
          <table:table-cell office:value-type="string" calcext:value-type="string">
            <text:p>Breslau Ward 3 Debate Oct 12, 2022 Part 2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lrxW3CxOeSU</text:p>
          </table:table-cell>
          <table:table-cell office:value-type="string" calcext:value-type="string">
            <text:p>Breslau Ward 3 Debate Oct 12, 2022 Part 1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HLEd57_dYEs</text:p>
          </table:table-cell>
          <table:table-cell office:value-type="string" calcext:value-type="string">
            <text:p>Breslau Mayor Debate Oct 12, 2022 Part 2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qF_T0jwLLng</text:p>
          </table:table-cell>
          <table:table-cell office:value-type="string" calcext:value-type="string">
            <text:p>Breslau Mayor Debate Oct 12, 2022 Part 1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facebook.com/NewHamburgBoT/videos/844639710224881/</text:p>
          </table:table-cell>
          <table:table-cell office:value-type="string" calcext:value-type="string">
            <text:p>Wilmot Ward 4 and Mayor Debate Recording</text:p>
          </table:table-cell>
          <table:table-cell office:value-type="string" calcext:value-type="string">
            <text:p>New Hamburg Board of Trade</text:p>
          </table:table-cell>
          <table:table-cell office:value-type="string" calcext:value-type="string">
            <text:p>Wilmot-Ward-04, Wilmot-Mayor</text:p>
          </table:table-cell>
          <table:table-cell office:value-type="string" calcext:value-type="string">
            <text:p>Recording</text:p>
          </table:table-cell>
        </table:table-row>
        <table:table-row table:style-name="ro1" table:number-rows-repeated="10480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3"/>
          <table:table-cell office:value-type="string" calcext:value-type="string">
            <text:p>https://www.voteforarkani.net/</text:p>
          </table:table-cell>
          <table:table-cell table:number-columns-repeated="4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e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evic-Kitchener-Ward-01</text:p>
          </table:table-cell>
          <table:table-cell office:value-type="string" calcext:value-type="string">
            <text:p>Kitchener-Ward-01-alan-becire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/>
          <table:table-cell office:value-type="string" calcext:value-type="string">
            <text:p>https://twitter.com/robevansmayor</text:p>
          </table:table-cell>
          <table:table-cell table:number-columns-repeated="2"/>
          <table:table-cell office:value-type="string" calcext:value-type="string">
            <text:p>https://www.instagram.com/robevansmayor/</text:p>
          </table:table-cell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18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4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3"/>
          <table:table-cell office:value-type="string" calcext:value-type="string">
            <text:p>http://www.votemikeramsay.org/</text:p>
          </table:table-cell>
          <table:table-cell table:number-columns-repeated="4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3"/>
          <table:table-cell office:value-type="string" calcext:value-type="string">
            <text:p>https://www.natasharolleman.ca/</text:p>
          </table:table-cell>
          <table:table-cell table:number-columns-repeated="4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table:number-columns-repeated="3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3"/>
          <table:table-cell office:value-type="string" calcext:value-type="string">
            <text:p>https://www.ashershahzad.ca/</text:p>
          </table:table-cell>
          <table:table-cell table:number-columns-repeated="4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/>
          <table:table-cell office:value-type="string" calcext:value-type="string">
            <text:p>226-772-0418 <text:s/>x101</text:p>
          </table:table-cell>
          <table:table-cell office:value-type="string" calcext:value-type="string">
            <text:p>mary.henein87@gmail.com</text:p>
          </table:table-cell>
          <table:table-cell office:value-type="string" calcext:value-type="string">
            <text:p>https://mary4kitchenercouncil.my.canva.site/</text:p>
          </table:table-cell>
          <table:table-cell table:number-columns-repeated="4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3"/>
          <table:table-cell office:value-type="string" calcext:value-type="string">
            <text:p>https://www.meenaforschools.com/</text:p>
          </table:table-cell>
          <table:table-cell table:number-columns-repeated="4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2"/>
          <table:table-cell office:value-type="string" calcext:value-type="string">
            <text:p>nate@natewhalen.com</text:p>
          </table:table-cell>
          <table:table-cell table:number-columns-repeated="5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8" table:default-cell-style-name="ce19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media.F1:media.F344" table:orientation="column"/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9">0000-00-00</text:date>, <text:time style:data-style-name="N2" text:time-value="01:08:00.7051186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10-19T09:30:00.007658483</dc:date>
    <meta:editing-duration>P17DT14H53M1S</meta:editing-duration>
    <meta:editing-cycles>241</meta:editing-cycles>
    <meta:document-statistic meta:table-count="5" meta:cell-count="4361" meta:object-count="0"/>
  </office:meta>
</office:document-meta>
</file>